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909C0000166FD21A14F0A9096EB5.svg" manifest:media-type="image/svg+xml"/>
  <manifest:file-entry manifest:full-path="Pictures/1000020100000577000000D9ABC4F4B62F1492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onstantia" svg:font-family="Constant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mic Sans MS" svg:font-family="'Comic Sans MS'" style:font-adornments="Normal" style:font-family-generic="script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BrightBlue-title" draw:layer="layout" svg:width="19.5cm" svg:height="2.232cm" svg:x="1.4cm" svg:y="1.418cm" presentation:class="title" presentation:user-transformed="true">
          <draw:text-box>
            <text:p>Facebook</text:p>
          </draw:text-box>
        </draw:frame>
        <draw:frame presentation:style-name="pr1" draw:text-style-name="P1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onstantia" svg:font-family="Constant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mic Sans MS" svg:font-family="'Comic Sans MS'" style:font-adornments="Normal" style:font-family-generic="script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fill-image-width="0cm" draw:fill-image-height="0cm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nsolas" fo:font-family="Consolas" style:font-style-name="Regular" style:font-family-generic="modern" style:font-pitch="fixed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ABC4F4B62F14925C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15:13:43.463000000</meta:creation-date>
    <dc:date>2016-06-17T15:18:18.723000000</dc:date>
    <meta:editing-duration>PT4M42S</meta:editing-duration>
    <meta:editing-cycles>1</meta:editing-cycles>
    <meta:document-statistic meta:object-count="37"/>
    <meta:generator>LibreOffice/5.1.2.2$Windows_x86 LibreOffice_project/d3bf12ecb743fc0d20e0be0c58ca359301eb705f</meta:generator>
  </office:meta>
</office:document-meta>
</file>